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03cm" svg:height="12.065cm" svg:x="1cm" svg:y="0.873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33cm" svg:height="6.604cm" svg:x="1.635cm" svg:y="2.016cm">
          <text:p text:style-name="P2">Global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651cm" svg:y="4.81cm">
          <text:p text:style-name="P2">AS5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524cm" svg:x="2.524cm" svg:y="3.032cm">
          <text:p text:style-name="P2">AS7Confi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33cm" svg:height="3.175cm" svg:x="1.635cm" svg:y="9.128cm">
          <text:p text:style-name="P2">List&lt;ModuleSpecificProperty&gt;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447cm" svg:height="24.257cm" svg:x="19.669cm" svg:y="2.397cm">
          <text:p text:style-name="P1">MigrationCon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033cm" svg:height="5.241cm" svg:x="20.304cm" svg:y="3.54cm">
          <text:p text:style-name="P2">Map&lt;Class, IMigrator&gt; migr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26cm" svg:height="1.524cm" svg:x="21.32cm" svg:y="6.334cm">
          <text:p text:style-name="P2">AS5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26cm" svg:height="1.524cm" svg:x="21.193cm" svg:y="4.556cm">
          <text:p text:style-name="P2">AS7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8.288cm" svg:height="14.478cm" svg:x="20.304cm" svg:y="10.652cm">
          <text:p text:style-name="P2">Map&lt;Class, MigrationData&gt; migration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5.875cm" svg:height="10.414cm" svg:x="21.193cm" svg:y="11.922cm">
          <text:p text:style-name="P2">Migration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3.589cm" svg:height="8.001cm" svg:x="21.955cm" svg:y="13.065cm">
          <text:p text:style-name="P2">List&lt;IConfigFragment&gt; configFrag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73cm" svg:height="3.937cm" svg:x="22.336cm" svg:y="14.335cm">
          <text:p text:style-name="P2">IConfigFragment is a marker interface.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4.699cm" svg:height="2.032cm" svg:x="1cm" svg:y="1cm">
          <text:p text:style-name="P2">MigratorAp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53cm" svg:height="2.032cm" svg:x="11.16cm" svg:y="1cm">
          <text:p text:style-name="P2">MigratorEngi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159cm" svg:x="3.286cm" svg:y="3.54cm">
          <text:p text:style-name="P2">MigrationCon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26cm" svg:height="1.905cm" svg:x="6.08cm" svg:y="1cm">
          <text:p text:style-name="P2">Configu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center" fo:padding-top="0.125cm" fo:padding-bottom="0.125cm" fo:padding-left="0.25cm" fo:padding-right="0.25cm" draw:shadow="hidden" draw:shadow-offset-x="0.2cm" draw:shadow-offset-y="0.2cm" draw:shadow-color="#808080" draw:measure-align="left-outside" draw:measure-vertical-align="above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ndra </meta:initial-creator>
    <meta:creation-date>2013-03-26T22:52:50</meta:creation-date>
    <dc:date>2013-03-27T12:36:35</dc:date>
    <dc:creator>ondra </dc:creator>
    <meta:editing-duration>PT11H52M19S</meta:editing-duration>
    <meta:editing-cycles>4</meta:editing-cycles>
    <meta:generator>LibreOffice/3.6$Linux_X86_64 LibreOffice_project/360m1$Build-2</meta:generator>
    <meta:document-statistic meta:object-count="17"/>
  </office:meta>
</office:document-meta>
</file>